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8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8" table:default-cell-style-name="Default"/>
        <table:table-column table:style-name="co14" table:default-cell-style-name="Default"/>
        <table:table-column table:style-name="co1" table:default-cell-style-name="ce30"/>
        <table:table-column table:style-name="co3" table:default-cell-style-name="ce30"/>
        <table:table-column table:style-name="co10" table:default-cell-style-name="ce30"/>
        <table:table-column table:style-name="co15" table:default-cell-style-name="ce30"/>
        <table:table-column table:style-name="co12" table:default-cell-style-name="Default"/>
        <table:table-column table:style-name="co10" table:default-cell-style-name="ce30"/>
        <table:table-column table:style-name="co16" table:default-cell-style-name="ce30"/>
        <table:table-column table:style-name="co17" table:default-cell-style-name="Default"/>
        <table:table-column table:style-name="co18" table:default-cell-style-name="ce30"/>
        <table:table-column table:style-name="co19" table:default-cell-style-name="Default"/>
        <table:table-column table:style-name="co20" table:default-cell-style-name="ce30"/>
        <table:table-column table:style-name="co8" table:default-cell-style-name="ce30"/>
        <table:table-column table:style-name="co21" table:default-cell-style-name="ce30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0"/>
        <table:table-column table:style-name="co26" table:default-cell-style-name="Default"/>
        <table:table-column table:style-name="co3" table:default-cell-style-name="ce30"/>
        <table:table-column table:style-name="co20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, 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.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01</text:p>
          </table:table-cell>
          <table:table-cell table:style-name="ce30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0" office:value-type="string" calcext:value-type="string">
            <text:p>107950.66</text:p>
          </table:table-cell>
          <table:table-cell table:style-name="ce30"/>
          <table:table-cell office:value-type="string" calcext:value-type="string">
            <text:p>145</text:p>
          </table:table-cell>
          <table:table-cell table:style-name="ce30" office:value-type="string" calcext:value-type="string">
            <text:p>17.89ю</text:p>
          </table:table-cell>
          <table:table-cell table:style-name="ce30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599140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8</text:p>
          </table:table-cell>
          <table:table-cell/>
          <table:table-cell table:style-name="ce30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0" office:value-type="string" calcext:value-type="string">
            <text:p>107755.67</text:p>
          </table:table-cell>
          <table:table-cell table:style-name="ce30"/>
          <table:table-cell/>
          <table:table-cell table:style-name="ce30" office:value-type="string" calcext:value-type="string">
            <text:p>223.56</text:p>
          </table:table-cell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253.44$</text:p>
          </table:table-cell>
          <table:table-cell table:style-name="ce30" table:number-columns-repeated="3"/>
          <table:table-cell table:style-name="ce30" office:value-type="string" calcext:value-type="string">
            <text:p>197.9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2</text:p>
          </table:table-cell>
          <table:table-cell table:style-name="ce30" office:value-type="string" calcext:value-type="string">
            <text:p>9 36</text:p>
          </table:table-cell>
          <table:table-cell/>
          <table:table-cell table:style-name="ce30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0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2862 272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3</text:p>
          </table:table-cell>
          <table:table-cell table:style-name="ce30" office:value-type="string" calcext:value-type="string">
            <text:p>7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42" office:value-type="string" calcext:value-type="string">
            <text:p>0.00606740 274.1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2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0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string" calcext:value-type="string">
            <text:p>326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8324 257.8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4</text:p>
          </table:table-cell>
          <table:table-cell table:style-name="ce30" office:value-type="string" calcext:value-type="string">
            <text:p>12 34</text:p>
          </table:table-cell>
          <table:table-cell table:style-name="ce32" office:value-type="string" calcext:value-type="string">
            <text:p>+100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0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0"/>
          <table:table-cell office:value-type="string" calcext:value-type="string">
            <text:p>-426.6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0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2972 269.8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5</text:p>
          </table:table-cell>
          <table:table-cell table:style-name="ce30" office:value-type="string" calcext:value-type="string">
            <text:p>13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0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5365 271.5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6</text:p>
          </table:table-cell>
          <table:table-cell table:style-name="ce30" office:value-type="string" calcext:value-type="string">
            <text:p>6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0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0"/>
          <table:table-cell office:value-type="string" calcext:value-type="string">
            <text:p>320169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0"/>
          <table:table-cell table:style-name="ce30" office:value-type="string" calcext:value-type="string">
            <text:p>0.00621419 272.2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7</text:p>
          </table:table-cell>
          <table:table-cell table:style-name="ce30" office:value-type="string" calcext:value-type="string">
            <text:p>11 55</text:p>
          </table:table-cell>
          <table:table-cell/>
          <table:table-cell table:style-name="ce30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0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8</text:p>
          </table:table-cell>
          <table:table-cell table:style-name="ce30" office:value-type="string" calcext:value-type="string">
            <text:p>5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0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0"/>
          <table:table-cell office:value-type="string" calcext:value-type="string">
            <text:p>173.3</text:p>
          </table:table-cell>
          <table:table-cell table:style-name="ce30"/>
          <table:table-cell table:number-columns-repeated="2"/>
          <table:table-cell office:value-type="string" calcext:value-type="string">
            <text:p>1528</text:p>
          </table:table-cell>
          <table:table-cell table:style-name="ce30"/>
          <table:table-cell table:style-name="ce30" office:value-type="string" calcext:value-type="string">
            <text:p>0.00626030 273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style-name="ce30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0"/>
          <table:table-cell office:value-type="string" calcext:value-type="string">
            <text:p>-600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6380 282.8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9</text:p>
          </table:table-cell>
          <table:table-cell table:style-name="ce30" office:value-type="string" calcext:value-type="string">
            <text:p>12 0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0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0</text:p>
          </table:table-cell>
          <table:table-cell table:style-name="ce30" office:value-type="string" calcext:value-type="string">
            <text:p>13 26</text:p>
          </table:table-cell>
          <table:table-cell/>
          <table:table-cell table:style-name="ce30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0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0"/>
          <table:table-cell office:value-type="string" calcext:value-type="string">
            <text:p>100+139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1175 283.1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0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0"/>
          <table:table-cell office:value-type="string" calcext:value-type="string">
            <text:p>-840.69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1</text:p>
          </table:table-cell>
          <table:table-cell table:style-name="ce30" office:value-type="string" calcext:value-type="string">
            <text:p>10 35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7847.49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0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3599 286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2</text:p>
          </table:table-cell>
          <table:table-cell table:style-name="ce30" office:value-type="string" calcext:value-type="string">
            <text:p>14 55</text:p>
          </table:table-cell>
          <table:table-cell/>
          <table:table-cell table:style-name="ce30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0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0"/>
          <table:table-cell office:value-type="string" calcext:value-type="string">
            <text:p>55.59+73.0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3</text:p>
          </table:table-cell>
          <table:table-cell table:style-name="ce30" office:value-type="string" calcext:value-type="string">
            <text:p>17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0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0"/>
          <table:table-cell office:value-type="string" calcext:value-type="string">
            <text:p>184.56+258.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30225 268.78$</text:p>
          </table:table-cell>
          <table:table-cell table:style-name="ce30"/>
          <table:table-cell table:style-name="ce30" office:value-type="string" calcext:value-type="string">
            <text:p>4.88$</text:p>
          </table:table-cell>
          <table:table-cell table:style-name="ce30"/>
          <table:table-cell table:style-name="ce30" office:value-type="string" calcext:value-type="string">
            <text:p>192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0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0"/>
          <table:table-cell office:value-type="string" calcext:value-type="string">
            <text:p>-1412.46</text:p>
          </table:table-cell>
          <table:table-cell table:style-name="ce30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0"/>
          <table:table-cell table:style-name="ce30" office:value-type="string" calcext:value-type="string">
            <text:p>0.00630628 269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5</text:p>
          </table:table-cell>
          <table:table-cell table:style-name="ce30" office:value-type="string" calcext:value-type="string">
            <text:p>16 31</text:p>
          </table:table-cell>
          <table:table-cell/>
          <table:table-cell table:style-name="ce30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9.97+131</text:p>
          </table:table-cell>
          <table:table-cell table:style-name="ce30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1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0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0"/>
          <table:table-cell office:value-type="string" calcext:value-type="string">
            <text:p>-1843.43</text:p>
          </table:table-cell>
          <table:table-cell table:style-name="ce30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0"/>
          <table:table-cell table:style-name="ce30" office:value-type="string" calcext:value-type="string">
            <text:p>0.00637010 269.1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6</text:p>
          </table:table-cell>
          <table:table-cell table:style-name="ce30" office:value-type="string" calcext:value-type="string">
            <text:p>13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0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38372 273.99$</text:p>
          </table:table-cell>
          <table:table-cell table:style-name="ce30"/>
          <table:table-cell table:style-name="ce30" office:value-type="string" calcext:value-type="string">
            <text:p>4.89$</text:p>
          </table:table-cell>
          <table:table-cell table:style-name="ce30"/>
          <table:table-cell table:style-name="ce30" office:value-type="string" calcext:value-type="string">
            <text:p>192.0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0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0"/>
          <table:table-cell office:value-type="string" calcext:value-type="string">
            <text:p>153.49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7</text:p>
          </table:table-cell>
          <table:table-cell table:style-name="ce30" office:value-type="string" calcext:value-type="string">
            <text:p>14 0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0" office:value-type="string" calcext:value-type="string">
            <text:p>150055.67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0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0"/>
          <table:table-cell office:value-type="string" calcext:value-type="string">
            <text:p>-1996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033 275.04$</text:p>
          </table:table-cell>
          <table:table-cell table:style-name="ce30" table:number-columns-repeated="3"/>
          <table:table-cell table:style-name="ce30" office:value-type="string" calcext:value-type="string">
            <text:p>189.8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456 274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0"/>
          <table:table-cell table:style-name="ce30" office:value-type="string" calcext:value-type="string">
            <text:p>0.00642996 272.5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8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9.13</text:p>
          </table:table-cell>
          <table:table-cell table:style-name="ce30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0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1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645772 273.67$</text:p>
          </table:table-cell>
          <table:table-cell table:style-name="ce30"/>
          <table:table-cell table:style-name="ce30" office:value-type="string" calcext:value-type="string">
            <text:p>4.86$</text:p>
          </table:table-cell>
          <table:table-cell table:style-name="ce30" office:value-type="string" calcext:value-type="string">
            <text:p>16.9$</text:p>
          </table:table-cell>
          <table:table-cell table:style-name="ce30" office:value-type="string" calcext:value-type="string">
            <text:p>180.19$</text:p>
          </table:table-cell>
          <table:table-cell table:style-name="ce30" office:value-type="string" calcext:value-type="string">
            <text:p>0.56$</text:p>
          </table:table-cell>
          <table:table-cell table:style-name="ce30" office:value-type="string" calcext:value-type="string">
            <text:p>503.3$</text:p>
          </table:table-cell>
          <table:table-cell table:style-name="ce30"/>
          <table:table-cell office:value-type="string" calcext:value-type="string">
            <text:p>3920/503 88%/11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9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2"/>
          <table:table-cell table:style-name="ce3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216.89</text:p>
          </table:table-cell>
          <table:table-cell table:style-name="ce30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0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0</text:p>
          </table:table-cell>
          <table:table-cell table:style-name="ce30" office:value-type="string" calcext:value-type="string">
            <text:p>16 00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0" table:number-columns-repeated="2"/>
          <table:table-cell/>
          <table:table-cell table:style-name="ce30" office:value-type="string" calcext:value-type="string">
            <text:p>216.57</text:p>
          </table:table-cell>
          <table:table-cell table:style-name="ce30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0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0842 270.41$</text:p>
          </table:table-cell>
          <table:table-cell table:style-name="ce30"/>
          <table:table-cell table:style-name="ce30" office:value-type="string" calcext:value-type="string">
            <text:p>4.7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2</text:p>
          </table:table-cell>
          <table:table-cell table:style-name="ce30" office:value-type="string" calcext:value-type="string">
            <text:p>17 02</text:p>
          </table:table-cell>
          <table:table-cell/>
          <table:table-cell table:style-name="ce30" table:number-columns-repeated="2"/>
          <table:table-cell table:number-columns-repeated="6"/>
          <table:table-cell table:style-name="ce32" office:value-type="string" calcext:value-type="string">
            <text:p>+1351.81</text:p>
          </table:table-cell>
          <table:table-cell table:style-name="ce30"/>
          <table:table-cell/>
          <table:table-cell table:style-name="ce30" office:value-type="string" calcext:value-type="string">
            <text:p>215.93</text:p>
          </table:table-cell>
          <table:table-cell table:style-name="ce30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0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6440 268.43$</text:p>
          </table:table-cell>
          <table:table-cell table:style-name="ce30"/>
          <table:table-cell table:style-name="ce30" office:value-type="string" calcext:value-type="string">
            <text:p>4.67$</text:p>
          </table:table-cell>
          <table:table-cell table:style-name="ce30"/>
          <table:table-cell table:style-name="ce30" office:value-type="string" calcext:value-type="string">
            <text:p>170.67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3</text:p>
          </table:table-cell>
          <table:table-cell table:style-name="ce30" office:value-type="string" calcext:value-type="string">
            <text:p>17 08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0" office:value-type="string" calcext:value-type="string">
            <text:p>129287.88</text:p>
          </table:table-cell>
          <table:table-cell table:style-name="ce30"/>
          <table:table-cell/>
          <table:table-cell table:style-name="ce30" office:value-type="string" calcext:value-type="string">
            <text:p>217.44</text:p>
          </table:table-cell>
          <table:table-cell table:style-name="ce30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0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9154 254.44$</text:p>
          </table:table-cell>
          <table:table-cell table:style-name="ce30"/>
          <table:table-cell table:style-name="ce30" office:value-type="string" calcext:value-type="string">
            <text:p>4.45$</text:p>
          </table:table-cell>
          <table:table-cell table:style-name="ce30"/>
          <table:table-cell table:style-name="ce30" office:value-type="string" calcext:value-type="string">
            <text:p>159.0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0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4</text:p>
          </table:table-cell>
          <table:table-cell table:style-name="ce30" office:value-type="string" calcext:value-type="string">
            <text:p>17 4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8.24</text:p>
          </table:table-cell>
          <table:table-cell table:style-name="ce30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0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256.11</text:p>
          </table:table-cell>
          <table:table-cell/>
          <table:table-cell table:style-name="ce30"/>
          <table:table-cell table:style-name="ce30" office:value-type="string" calcext:value-type="string">
            <text:p>0.00660730 264.24$</text:p>
          </table:table-cell>
          <table:table-cell table:style-name="ce30"/>
          <table:table-cell table:style-name="ce30" office:value-type="string" calcext:value-type="string">
            <text:p>4.56$</text:p>
          </table:table-cell>
          <table:table-cell table:style-name="ce30"/>
          <table:table-cell table:style-name="ce30" office:value-type="string" calcext:value-type="string">
            <text:p>169.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5</text:p>
          </table:table-cell>
          <table:table-cell table:style-name="ce30" office:value-type="string" calcext:value-type="string">
            <text:p>12 1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18.59</text:p>
          </table:table-cell>
          <table:table-cell table:style-name="ce30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0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-723.05</text:p>
          </table:table-cell>
          <table:table-cell/>
          <table:table-cell table:style-name="ce30"/>
          <table:table-cell table:style-name="ce30" office:value-type="string" calcext:value-type="string">
            <text:p>0.00662487 265.31$</text:p>
          </table:table-cell>
          <table:table-cell table:style-name="ce30" table:number-columns-repeated="3"/>
          <table:table-cell table:style-name="ce30" office:value-type="string" calcext:value-type="string">
            <text:p>166.5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6</text:p>
          </table:table-cell>
          <table:table-cell table:style-name="ce30" office:value-type="string" calcext:value-type="string">
            <text:p>1.18</text:p>
          </table:table-cell>
          <table:table-cell/>
          <table:table-cell table:style-name="ce30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2" office:value-type="string" calcext:value-type="string">
            <text:p>+110.49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0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4182 264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office:value-type="string" calcext:value-type="string">
            <text:p>5027.47</text:p>
          </table:table-cell>
          <table:table-cell table:style-name="ce3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221.31</text:p>
          </table:table-cell>
          <table:table-cell table:style-name="ce30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0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0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6011 28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7</text:p>
          </table:table-cell>
          <table:table-cell table:style-name="ce30" office:value-type="string" calcext:value-type="string">
            <text:p>20 34</text:p>
          </table:table-cell>
          <table:table-cell/>
          <table:table-cell table:style-name="ce30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21.38</text:p>
          </table:table-cell>
          <table:table-cell table:style-name="ce30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0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8</text:p>
          </table:table-cell>
          <table:table-cell table:style-name="ce30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0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207.73</text:p>
          </table:table-cell>
          <table:table-cell table:style-name="ce30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0"/>
          <table:table-cell table:style-name="ce30" office:value-type="string" calcext:value-type="string">
            <text:p>0.00671189 283.02$</text:p>
          </table:table-cell>
          <table:table-cell table:style-name="ce30" table:number-columns-repeated="3"/>
          <table:table-cell table:style-name="ce30" office:value-type="string" calcext:value-type="string">
            <text:p>177.6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9</text:p>
          </table:table-cell>
          <table:table-cell table:style-name="ce30" office:value-type="string" calcext:value-type="string">
            <text:p>4 38</text:p>
          </table:table-cell>
          <table:table-cell/>
          <table:table-cell table:style-name="ce30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0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-2204.65</text:p>
          </table:table-cell>
          <table:table-cell table:style-name="ce30"/>
          <table:table-cell table:style-name="ce33" office:value-type="string" calcext:value-type="string">
            <text:p>-836</text:p>
          </table:table-cell>
          <table:table-cell table:style-name="ce33" office:value-type="string" calcext:value-type="string">
            <text:p>-996.78</text:p>
          </table:table-cell>
          <table:table-cell/>
          <table:table-cell table:style-name="ce30"/>
          <table:table-cell table:style-name="ce30" office:value-type="string" calcext:value-type="string">
            <text:p>0.00672317 283.98$</text:p>
          </table:table-cell>
          <table:table-cell table:style-name="ce30"/>
          <table:table-cell table:style-name="ce30" office:value-type="string" calcext:value-type="string">
            <text:p>4.81$</text:p>
          </table:table-cell>
          <table:table-cell table:style-name="ce30"/>
          <table:table-cell table:style-name="ce30" office:value-type="string" calcext:value-type="string">
            <text:p>177.64$</text:p>
          </table:table-cell>
          <table:table-cell table:style-name="ce30" office:value-type="string" calcext:value-type="string">
            <text:p>0.52$</text:p>
          </table:table-cell>
          <table:table-cell table:style-name="ce30" office:value-type="string" calcext:value-type="string">
            <text:p>509.9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0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0</text:p>
          </table:table-cell>
          <table:table-cell table:style-name="ce30" office:value-type="string" calcext:value-type="string">
            <text:p>22 35</text:p>
          </table:table-cell>
          <table:table-cell/>
          <table:table-cell table:style-name="ce30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0" table:number-columns-repeated="2"/>
          <table:table-cell/>
          <table:table-cell table:style-name="ce30" office:value-type="string" calcext:value-type="string">
            <text:p>220.53</text:p>
          </table:table-cell>
          <table:table-cell table:style-name="ce30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0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6984 293.52$</text:p>
          </table:table-cell>
          <table:table-cell table:style-name="ce30"/>
          <table:table-cell table:style-name="ce30" office:value-type="string" calcext:value-type="string">
            <text:p>4.95$</text:p>
          </table:table-cell>
          <table:table-cell table:style-name="ce30"/>
          <table:table-cell table:style-name="ce30" office:value-type="string" calcext:value-type="string">
            <text:p>179.85$</text:p>
          </table:table-cell>
          <table:table-cell table:style-name="ce30" office:value-type="string" calcext:value-type="string">
            <text:p>0.54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/>
          <table:table-cell table:style-name="ce30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0" office:value-type="string" calcext:value-type="string">
            <text:p>128567.88</text:p>
          </table:table-cell>
          <table:table-cell table:style-name="ce30"/>
          <table:table-cell/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0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0"/>
          <table:table-cell office:value-type="string" calcext:value-type="string">
            <text:p>111.94</text:p>
          </table:table-cell>
          <table:table-cell table:style-name="ce30"/>
          <table:table-cell table:number-columns-repeated="2"/>
          <table:table-cell table:style-name="ce33"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79756 291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style-name="ce32" office:value-type="string" calcext:value-type="string">
            <text:p>+22276</text:p>
          </table:table-cell>
          <table:table-cell table:style-name="ce32" office:value-type="string" calcext:value-type="string">
            <text:p>+254</text:p>
          </table:table-cell>
          <table:table-cell table:style-name="ce30"/>
          <table:table-cell table:style-name="ce33" office:value-type="string" calcext:value-type="string">
            <text:p>-2416.59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80616 +33.81$ +2863р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128567.88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9756</text:p>
          </table:table-cell>
          <table:table-cell table:style-name="ce30" table:number-columns-repeated="4"/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1</text:p>
          </table:table-cell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0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1549 287.2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2</text:p>
          </table:table-cell>
          <table:table-cell table:style-name="ce30" office:value-type="string" calcext:value-type="string">
            <text:p>0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0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0"/>
          <table:table-cell office:value-type="string" calcext:value-type="string">
            <text:p>215.1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2419 293.7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3</text:p>
          </table:table-cell>
          <table:table-cell table:style-name="ce30" office:value-type="string" calcext:value-type="string">
            <text:p>9 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0" office:value-type="string" calcext:value-type="string">
            <text:p>97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0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558.9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6291 295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4</text:p>
          </table:table-cell>
          <table:table-cell table:style-name="ce30" office:value-type="string" calcext:value-type="string">
            <text:p>20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0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0"/>
          <table:table-cell office:value-type="string" calcext:value-type="string">
            <text:p>202.1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9791 295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6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0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0"/>
          <table:table-cell office:value-type="string" calcext:value-type="string">
            <text:p>326.8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2505 294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7</text:p>
          </table:table-cell>
          <table:table-cell table:style-name="ce30" office:value-type="string" calcext:value-type="string">
            <text:p>5 1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0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432.5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4969 299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2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0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0"/>
          <table:table-cell office:value-type="string" calcext:value-type="string">
            <text:p>-1735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27 29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8</text:p>
          </table:table-cell>
          <table:table-cell table:style-name="ce30" office:value-type="string" calcext:value-type="string">
            <text:p>4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0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483</text:p>
          </table:table-cell>
          <table:table-cell table:style-name="ce30" office:value-type="string" calcext:value-type="string">
            <text:p>28.43$</text:p>
          </table:table-cell>
          <table:table-cell table:style-name="ce30" office:value-type="string" calcext:value-type="string">
            <text:p>5.08$</text:p>
          </table:table-cell>
          <table:table-cell table:style-name="ce30" office:value-type="string" calcext:value-type="string">
            <text:p>16.23$</text:p>
          </table:table-cell>
          <table:table-cell table:style-name="ce30" office:value-type="string" calcext:value-type="string">
            <text:p>203.82$</text:p>
          </table:table-cell>
          <table:table-cell table:style-name="ce30" office:value-type="string" calcext:value-type="string">
            <text:p>0.53$</text:p>
          </table:table-cell>
          <table:table-cell table:style-name="ce30" office:value-type="string" calcext:value-type="string">
            <text:p>564.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0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0"/>
          <table:table-cell office:value-type="string" calcext:value-type="string">
            <text:p>145.7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310.3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0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0"/>
          <table:table-cell office:value-type="string" calcext:value-type="string">
            <text:p>-1881.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080 316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9</text:p>
          </table:table-cell>
          <table:table-cell table:style-name="ce30" office:value-type="string" calcext:value-type="string">
            <text:p>7 4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0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578 320.8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2</text:p>
          </table:table-cell>
          <table:table-cell/>
          <table:table-cell table:style-name="ce30" table:number-columns-repeated="2"/>
          <table:table-cell table:number-columns-repeated="5"/>
          <table:table-cell table:style-name="ce32" office:value-type="string" calcext:value-type="string">
            <text:p>+920</text:p>
          </table:table-cell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0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0</text:p>
          </table:table-cell>
          <table:table-cell table:style-name="ce30" office:value-type="string" calcext:value-type="string">
            <text:p>14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0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string" calcext:value-type="string">
            <text:p>577.7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2496 331.1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1</text:p>
          </table:table-cell>
          <table:table-cell table:style-name="ce30" office:value-type="string" calcext:value-type="string">
            <text:p>7 3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55</text:p>
          </table:table-cell>
          <table:table-cell table:style-name="ce30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0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0"/>
          <table:table-cell office:value-type="string" calcext:value-type="string">
            <text:p>275.8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3286 335.4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2</text:p>
          </table:table-cell>
          <table:table-cell table:style-name="ce30" office:value-type="string" calcext:value-type="string">
            <text:p>6 2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0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0"/>
          <table:table-cell office:value-type="string" calcext:value-type="string">
            <text:p>250.5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00 335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8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0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float" office:value="101" calcext:value-type="float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6193 335.7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0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0"/>
          <table:table-cell office:value-type="string" calcext:value-type="string">
            <text:p>-3086.7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067 346.17$</text:p>
          </table:table-cell>
          <table:table-cell table:style-name="ce30" table:number-columns-repeated="3"/>
          <table:table-cell table:style-name="ce30" office:value-type="string" calcext:value-type="string">
            <text:p>243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3</text:p>
          </table:table-cell>
          <table:table-cell table:style-name="ce30" office:value-type="string" calcext:value-type="string">
            <text:p>11 43</text:p>
          </table:table-cell>
          <table:table-cell/>
          <table:table-cell table:style-name="ce30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0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0"/>
          <table:table-cell office:value-type="string" calcext:value-type="string">
            <text:p>515.2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8360 349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4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0"/>
          <table:table-cell table:style-name="ce42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0"/>
          <table:table-cell office:value-type="string" calcext:value-type="string">
            <text:p>-3601.9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725 346.06$</text:p>
          </table:table-cell>
          <table:table-cell table:style-name="ce30" table:number-columns-repeated="3"/>
          <table:table-cell table:style-name="ce30" office:value-type="string" calcext:value-type="string">
            <text:p>1699.99999184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6</text:p>
          </table:table-cell>
          <table:table-cell table:style-name="ce30" office:value-type="string" calcext:value-type="string">
            <text:p>5 28</text:p>
          </table:table-cell>
          <table:table-cell/>
          <table:table-cell table:style-name="ce30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0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0"/>
          <table:table-cell office:value-type="string" calcext:value-type="string">
            <text:p>134.29+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3809 366.36$</text:p>
          </table:table-cell>
          <table:table-cell table:style-name="ce30" table:number-columns-repeated="3"/>
          <table:table-cell table:style-name="ce30" office:value-type="string" calcext:value-type="string">
            <text:p>238.1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4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0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0"/>
          <table:table-cell office:value-type="string" calcext:value-type="string">
            <text:p>290.44</text:p>
          </table:table-cell>
          <table:table-cell table:style-name="ce30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7</text:p>
          </table:table-cell>
          <table:table-cell table:style-name="ce30" office:value-type="string" calcext:value-type="string">
            <text:p>10 54</text:p>
          </table:table-cell>
          <table:table-cell/>
          <table:table-cell table:style-name="ce30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0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0"/>
          <table:table-cell office:value-type="string" calcext:value-type="string">
            <text:p>-4027.7</text:p>
          </table:table-cell>
          <table:table-cell table:style-name="ce30"/>
          <table:table-cell/>
          <table:table-cell office:value-type="string" calcext:value-type="string">
            <text:p>-322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8</text:p>
          </table:table-cell>
          <table:table-cell table:style-name="ce30" office:value-type="string" calcext:value-type="string">
            <text:p>10 59</text:p>
          </table:table-cell>
          <table:table-cell/>
          <table:table-cell table:style-name="ce30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9</text:p>
          </table:table-cell>
          <table:table-cell table:style-name="ce30" office:value-type="string" calcext:value-type="string">
            <text:p>19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0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0"/>
          <table:table-cell office:value-type="string" calcext:value-type="string">
            <text:p>381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2160 371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0</text:p>
          </table:table-cell>
          <table:table-cell table:style-name="ce30" office:value-type="string" calcext:value-type="string">
            <text:p>15 41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0"/>
          <table:table-cell office:value-type="string" calcext:value-type="string">
            <text:p>-7308</text:p>
          </table:table-cell>
          <table:table-cell/>
          <table:table-cell table:style-name="ce30"/>
          <table:table-cell office:value-type="string" calcext:value-type="string">
            <text:p>-4408.9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1</text:p>
          </table:table-cell>
          <table:table-cell table:style-name="ce30" office:value-type="string" calcext:value-type="string">
            <text:p>1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0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4984 372.22$</text:p>
          </table:table-cell>
          <table:table-cell table:style-name="ce30" table:number-columns-repeated="3"/>
          <table:table-cell table:style-name="ce30" office:value-type="string" calcext:value-type="string">
            <text:p>305.9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0" office:value-type="string" calcext:value-type="string">
            <text:p>132609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0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0"/>
          <table:table-cell table:style-name="ce30" office:value-type="string" calcext:value-type="string">
            <text:p>0.00717198 366.50$</text:p>
          </table:table-cell>
          <table:table-cell table:style-name="ce30" table:number-columns-repeated="3"/>
          <table:table-cell table:style-name="ce30" office:value-type="string" calcext:value-type="string">
            <text:p>292.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2</text:p>
          </table:table-cell>
          <table:table-cell table:style-name="ce30" office:value-type="string" calcext:value-type="string">
            <text:p>12 3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0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296</text:p>
          </table:table-cell>
          <table:table-cell table:style-name="ce33" office:value-type="string" calcext:value-type="string">
            <text:p>-577.44</text:p>
          </table:table-cell>
          <table:table-cell/>
          <table:table-cell table:style-name="ce30"/>
          <table:table-cell table:style-name="ce30" office:value-type="string" calcext:value-type="string">
            <text:p>0.00719528 371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27</text:p>
          </table:table-cell>
          <table:table-cell/>
          <table:table-cell table:style-name="ce30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0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2" office:value-type="string" calcext:value-type="string">
            <text:p>+1216.26 =7+66.94+653.4+495.92</text:p>
          </table:table-cell>
          <table:table-cell table:style-name="ce30" office:value-type="string" calcext:value-type="string">
            <text:p><text:s/></text:p>
          </table:table-cell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0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526 372.14$</text:p>
          </table:table-cell>
          <table:table-cell table:style-name="ce30" office:value-type="string" calcext:value-type="string">
            <text:p>32.99$</text:p>
          </table:table-cell>
          <table:table-cell table:style-name="ce30" office:value-type="string" calcext:value-type="string">
            <text:p>5.89$</text:p>
          </table:table-cell>
          <table:table-cell table:style-name="ce30" office:value-type="string" calcext:value-type="string">
            <text:p>16.36$</text:p>
          </table:table-cell>
          <table:table-cell table:style-name="ce30" office:value-type="string" calcext:value-type="string">
            <text:p>290.01$</text:p>
          </table:table-cell>
          <table:table-cell table:style-name="ce30" office:value-type="string" calcext:value-type="string">
            <text:p>0.58$</text:p>
          </table:table-cell>
          <table:table-cell table:style-name="ce30" office:value-type="string" calcext:value-type="string">
            <text:p>717.97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3</text:p>
          </table:table-cell>
          <table:table-cell table:style-name="ce30" office:value-type="string" calcext:value-type="string">
            <text:p>15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106877.14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0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747 369.1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0.07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4</text:p>
          </table:table-cell>
          <table:table-cell table:style-name="ce30" office:value-type="string" calcext:value-type="string">
            <text:p>15 5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0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0"/>
          <table:table-cell office:value-type="string" calcext:value-type="string">
            <text:p>360.7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547 370.4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5</text:p>
          </table:table-cell>
          <table:table-cell table:style-name="ce30" office:value-type="string" calcext:value-type="string">
            <text:p>2 32</text:p>
          </table:table-cell>
          <table:table-cell/>
          <table:table-cell table:style-name="ce30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0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0"/>
          <table:table-cell table:number-columns-repeated="2"/>
          <table:table-cell table:style-name="ce30"/>
          <table:table-cell table:style-name="ce33" office:value-type="string" calcext:value-type="string">
            <text:p>-5159.7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6</text:p>
          </table:table-cell>
          <table:table-cell table:style-name="ce30" office:value-type="string" calcext:value-type="string">
            <text:p>9 0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832.6</text:p>
          </table:table-cell>
          <table:table-cell table:number-columns-repeated="2"/>
          <table:table-cell table:style-name="ce3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0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120 376.3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7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0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632 417.96$</text:p>
          </table:table-cell>
          <table:table-cell table:style-name="ce30" table:number-columns-repeated="3"/>
          <table:table-cell table:style-name="ce30" office:value-type="string" calcext:value-type="string">
            <text:p>289.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8</text:p>
          </table:table-cell>
          <table:table-cell table:style-name="ce30" office:value-type="string" calcext:value-type="string">
            <text:p>2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0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table:style-name="ce33" office:value-type="string" calcext:value-type="string">
            <text:p>-46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560 417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9</text:p>
          </table:table-cell>
          <table:table-cell table:style-name="ce30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0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7793 462.97$</text:p>
          </table:table-cell>
          <table:table-cell table:style-name="ce30" table:number-columns-repeated="3"/>
          <table:table-cell table:style-name="ce30" office:value-type="string" calcext:value-type="string">
            <text:p>309.0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1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8516 447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2" office:value-type="string" calcext:value-type="string">
            <text:p>+485</text:p>
          </table:table-cell>
          <table:table-cell table:style-name="ce32" office:value-type="string" calcext:value-type="string">
            <text:p>+33738</text:p>
          </table:table-cell>
          <table:table-cell/>
          <table:table-cell table:style-name="ce30"/>
          <table:table-cell table:style-name="ce32" office:value-type="string" calcext:value-type="string">
            <text:p>+12333</text:p>
          </table:table-cell>
          <table:table-cell table:style-name="ce32" office:value-type="string" calcext:value-type="string">
            <text:p>+9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5876 +156.12$</text:p>
          </table:table-cell>
          <table:table-cell table:style-name="ce32"/>
          <table:table-cell table:style-name="ce30" table:number-columns-repeated="6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3.01</text:p>
          </table:table-cell>
          <table:table-cell table:style-name="ce30"/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 office:value-type="string" calcext:value-type="string">
            <text:p>155</text:p>
          </table:table-cell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05876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0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9895 45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0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0"/>
          <table:table-cell office:value-type="string" calcext:value-type="string">
            <text:p>176.5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457.8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2</text:p>
          </table:table-cell>
          <table:table-cell table:style-name="ce30" office:value-type="string" calcext:value-type="string">
            <text:p>21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0" office:value-type="string" calcext:value-type="string">
            <text:p>98726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0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932 459.6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5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0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3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0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0"/>
          <table:table-cell office:value-type="string" calcext:value-type="string">
            <text:p>607.2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5</text:p>
          </table:table-cell>
          <table:table-cell table:style-name="ce30" office:value-type="string" calcext:value-type="string">
            <text:p>2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0"/>
          <table:table-cell office:value-type="string" calcext:value-type="string">
            <text:p>350663</text:p>
          </table:table-cell>
          <table:table-cell/>
          <table:table-cell table:style-name="ce30"/>
          <table:table-cell office:value-type="string" calcext:value-type="string">
            <text:p>36.37+130.8</text:p>
          </table:table-cell>
          <table:table-cell table:style-name="ce30"/>
          <table:table-cell office:value-type="string" calcext:value-type="string">
            <text:p>12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6</text:p>
          </table:table-cell>
          <table:table-cell table:style-name="ce30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0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0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0"/>
          <table:table-cell office:value-type="string" calcext:value-type="string">
            <text:p>-950.9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0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0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office:value-type="string" calcext:value-type="string">
            <text:p>1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-15$ adv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7</text:p>
          </table:table-cell>
          <table:table-cell table:style-name="ce30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170</text:p>
          </table:table-cell>
          <table:table-cell table:style-name="ce30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1050.91</text:p>
          </table:table-cell>
          <table:table-cell table:style-name="ce30"/>
          <table:table-cell office:value-type="string" calcext:value-type="string">
            <text:p>-2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7562 483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0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63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776 494.35$</text:p>
          </table:table-cell>
          <table:table-cell table:style-name="ce30" office:value-type="string" calcext:value-type="string">
            <text:p>43.07$</text:p>
          </table:table-cell>
          <table:table-cell table:style-name="ce30" office:value-type="string" calcext:value-type="string">
            <text:p>75.09$</text:p>
          </table:table-cell>
          <table:table-cell table:style-name="ce30" office:value-type="string" calcext:value-type="string">
            <text:p>21.03$</text:p>
          </table:table-cell>
          <table:table-cell table:style-name="ce30" office:value-type="string" calcext:value-type="string">
            <text:p>1274.99992511 208.97$</text:p>
          </table:table-cell>
          <table:table-cell table:style-name="ce30" office:value-type="string" calcext:value-type="string">
            <text:p>0.8$</text:p>
          </table:table-cell>
          <table:table-cell table:style-name="ce30" office:value-type="string" calcext:value-type="string">
            <text:p>843.31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8</text:p>
          </table:table-cell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6</text:p>
          </table:table-cell>
          <table:table-cell table:style-name="ce30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0"/>
          <table:table-cell office:value-type="string" calcext:value-type="string">
            <text:p>-1214.7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1984 50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9</text:p>
          </table:table-cell>
          <table:table-cell table:style-name="ce30" office:value-type="string" calcext:value-type="string">
            <text:p>0 51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0" office:value-type="string" calcext:value-type="string">
            <text:p>76726.20</text:p>
          </table:table-cell>
          <table:table-cell table:style-name="ce30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0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51.1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3806 502.1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0"/>
          <table:table-cell office:value-type="string" calcext:value-type="string">
            <text:p>-1365.94</text:p>
          </table:table-cell>
          <table:table-cell table:style-name="ce30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0"/>
          <table:table-cell table:style-name="ce30" office:value-type="string" calcext:value-type="string">
            <text:p>0.00734456 501.16$</text:p>
          </table:table-cell>
          <table:table-cell table:style-name="ce30"/>
          <table:table-cell table:style-name="ce30" office:value-type="string" calcext:value-type="string">
            <text:p>72.69</text:p>
          </table:table-cell>
          <table:table-cell table:style-name="ce30"/>
          <table:table-cell table:style-name="ce30" office:value-type="string" calcext:value-type="string">
            <text:p>186.5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0</text:p>
          </table:table-cell>
          <table:table-cell table:style-name="ce30" office:value-type="string" calcext:value-type="string">
            <text:p>23 03</text:p>
          </table:table-cell>
          <table:table-cell/>
          <table:table-cell table:style-name="ce30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628 511.33$</text:p>
          </table:table-cell>
          <table:table-cell table:style-name="ce30" office:value-type="string" calcext:value-type="string">
            <text:p>44.41$</text:p>
          </table:table-cell>
          <table:table-cell table:style-name="ce30" office:value-type="string" calcext:value-type="string">
            <text:p>74.13$</text:p>
          </table:table-cell>
          <table:table-cell table:style-name="ce30" office:value-type="string" calcext:value-type="string">
            <text:p>20.84$</text:p>
          </table:table-cell>
          <table:table-cell table:style-name="ce30" office:value-type="string" calcext:value-type="string">
            <text:p>190.3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841.97$</text:p>
          </table:table-cell>
          <table:table-cell table:style-name="ce30"/>
          <table:table-cell office:value-type="string" calcext:value-type="string">
            <text:p>4084/841 82%/17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1</text:p>
          </table:table-cell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0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0"/>
          <table:table-cell office:value-type="string" calcext:value-type="string">
            <text:p>160.08</text:p>
          </table:table-cell>
          <table:table-cell table:style-name="ce30"/>
          <table:table-cell/>
          <table:table-cell office:value-type="string" calcext:value-type="string">
            <text:p>39.96</text:p>
          </table:table-cell>
          <table:table-cell/>
          <table:table-cell table:style-name="ce30"/>
          <table:table-cell table:style-name="ce30" office:value-type="string" calcext:value-type="string">
            <text:p>0.00738465 533.87$</text:p>
          </table:table-cell>
          <table:table-cell table:style-name="ce30" office:value-type="string" calcext:value-type="string">
            <text:p>46.36$</text:p>
          </table:table-cell>
          <table:table-cell table:style-name="ce30" office:value-type="string" calcext:value-type="string">
            <text:p>76.99$</text:p>
          </table:table-cell>
          <table:table-cell table:style-name="ce30" office:value-type="string" calcext:value-type="string">
            <text:p>23.91$</text:p>
          </table:table-cell>
          <table:table-cell table:style-name="ce30" office:value-type="string" calcext:value-type="string">
            <text:p>195.32$</text:p>
          </table:table-cell>
          <table:table-cell table:style-name="ce30" office:value-type="string" calcext:value-type="string">
            <text:p>0.95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2</text:p>
          </table:table-cell>
          <table:table-cell table:style-name="ce30" office:value-type="string" calcext:value-type="string">
            <text:p>12 00</text:p>
          </table:table-cell>
          <table:table-cell/>
          <table:table-cell table:style-name="ce30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0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0"/>
          <table:table-cell office:value-type="string" calcext:value-type="string">
            <text:p>-1526.02</text:p>
          </table:table-cell>
          <table:table-cell table:style-name="ce30"/>
          <table:table-cell/>
          <table:table-cell office:value-type="string" calcext:value-type="string">
            <text:p>-159.9</text:p>
          </table:table-cell>
          <table:table-cell/>
          <table:table-cell table:style-name="ce30"/>
          <table:table-cell table:style-name="ce30" office:value-type="string" calcext:value-type="string">
            <text:p>0.00739722 529.4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0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0"/>
          <table:table-cell office:value-type="string" calcext:value-type="string">
            <text:p>371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523.0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0"/>
          <table:table-cell office:value-type="string" calcext:value-type="string">
            <text:p>349661</text:p>
          </table:table-cell>
          <table:table-cell/>
          <table:table-cell table:style-name="ce30"/>
          <table:table-cell office:value-type="string" calcext:value-type="string">
            <text:p>-1897.3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3</text:p>
          </table:table-cell>
          <table:table-cell table:style-name="ce30" office:value-type="string" calcext:value-type="string">
            <text:p>19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0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0"/>
          <table:table-cell office:value-type="string" calcext:value-type="string">
            <text:p>109.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60 540.86$</text:p>
          </table:table-cell>
          <table:table-cell table:style-name="ce30" table:number-columns-repeated="3"/>
          <table:table-cell table:style-name="ce30" office:value-type="string" calcext:value-type="string">
            <text:p>187.2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007.1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46.74$</text:p>
          </table:table-cell>
          <table:table-cell table:style-name="ce30"/>
          <table:table-cell table:style-name="ce30" office:value-type="string" calcext:value-type="string">
            <text:p>0.44317456 42.77$</text:p>
          </table:table-cell>
          <table:table-cell table:style-name="ce30" table:number-columns-repeated="4"/>
          <table:table-cell table:style-name="ce29" office:value-type="string" calcext:value-type="string">
            <text:p>in/out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0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7876 531.78$</text:p>
          </table:table-cell>
          <table:table-cell table:style-name="ce30"/>
          <table:table-cell table:style-name="ce30" office:value-type="string" calcext:value-type="string">
            <text:p>27.28$</text:p>
          </table:table-cell>
          <table:table-cell table:style-name="ce30" office:value-type="string" calcext:value-type="string">
            <text:p>0.75164856 72.59$</text:p>
          </table:table-cell>
          <table:table-cell table:style-name="ce30"/>
          <table:table-cell table:style-name="ce30" office:value-type="string" calcext:value-type="string">
            <text:p>0.92$</text:p>
          </table:table-cell>
          <table:table-cell table:style-name="ce30" office:value-type="string" calcext:value-type="string">
            <text:p>819.86$</text:p>
          </table:table-cell>
          <table:table-cell table:style-name="ce30"/>
          <table:table-cell office:value-type="string" calcext:value-type="string">
            <text:p>3809/999 81%/19%</text:p>
          </table:table-cell>
          <table:table-cell table:style-name="ce30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14</text:p>
          </table:table-cell>
          <table:table-cell table:style-name="ce30" office:value-type="string" calcext:value-type="string">
            <text:p>18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80</text:p>
          </table:table-cell>
          <table:table-cell table:style-name="ce30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0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0"/>
          <table:table-cell office:value-type="string" calcext:value-type="string">
            <text:p>84.4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0.00063872</text:p>
          </table:table-cell>
          <table:table-cell table:style-name="ce30" table:number-columns-repeated="6"/>
          <table:table-cell office:value-type="string" calcext:value-type="string">
            <text:p>https://wpcalc.com/raznica-v-procentax/</text:p>
          </table:table-cell>
          <table:table-cell table:style-name="ce30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5</text:p>
          </table:table-cell>
          <table:table-cell table:style-name="ce30" office:value-type="string" calcext:value-type="string">
            <text:p>7 02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0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870 497.38$</text:p>
          </table:table-cell>
          <table:table-cell table:style-name="ce30" office:value-type="string" calcext:value-type="string">
            <text:p>43.29$</text:p>
          </table:table-cell>
          <table:table-cell table:style-name="ce30" office:value-type="string" calcext:value-type="string">
            <text:p>25.69$</text:p>
          </table:table-cell>
          <table:table-cell table:style-name="ce30" office:value-type="string" calcext:value-type="string">
            <text:p>66.66$</text:p>
          </table:table-cell>
          <table:table-cell table:style-name="ce30" office:value-type="string" calcext:value-type="string">
            <text:p>172.7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806.62$</text:p>
          </table:table-cell>
          <table:table-cell table:style-name="ce30"/>
          <table:table-cell office:value-type="string" calcext:value-type="string">
            <text:p>3820/986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14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0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0"/>
          <table:table-cell office:value-type="string" calcext:value-type="string">
            <text:p>-2191.52</text:p>
          </table:table-cell>
          <table:table-cell table:style-name="ce30"/>
          <table:table-cell office:value-type="string" calcext:value-type="string">
            <text:p>3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2189 500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6</text:p>
          </table:table-cell>
          <table:table-cell table:style-name="ce30" office:value-type="string" calcext:value-type="string">
            <text:p>8 13</text:p>
          </table:table-cell>
          <table:table-cell/>
          <table:table-cell table:style-name="ce30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0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417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238 504.3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5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0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0"/>
          <table:table-cell office:value-type="string" calcext:value-type="string">
            <text:p>-2192.5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7</text:p>
          </table:table-cell>
          <table:table-cell table:style-name="ce30" office:value-type="string" calcext:value-type="string">
            <text:p>0 01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0" table:number-columns-repeated="2"/>
          <table:table-cell office:value-type="string" calcext:value-type="string">
            <text:p>56.53</text:p>
          </table:table-cell>
          <table:table-cell table:style-name="ce30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0"/>
          <table:table-cell office:value-type="string" calcext:value-type="string">
            <text:p>351275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0"/>
          <table:table-cell table:style-name="ce30" office:value-type="string" calcext:value-type="string">
            <text:p>0.00719007 482.9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0 45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111729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0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524.99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1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0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0"/>
          <table:table-cell office:value-type="string" calcext:value-type="string">
            <text:p>-2193.5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644 485.72$</text:p>
          </table:table-cell>
          <table:table-cell table:style-name="ce30" office:value-type="string" calcext:value-type="string">
            <text:p>42.95$</text:p>
          </table:table-cell>
          <table:table-cell table:style-name="ce30" office:value-type="string" calcext:value-type="string">
            <text:p>25.20$</text:p>
          </table:table-cell>
          <table:table-cell table:style-name="ce30" office:value-type="string" calcext:value-type="string">
            <text:p>64.23$</text:p>
          </table:table-cell>
          <table:table-cell table:style-name="ce30" office:value-type="string" calcext:value-type="string">
            <text:p>170.08$</text:p>
          </table:table-cell>
          <table:table-cell table:style-name="ce30" office:value-type="string" calcext:value-type="string">
            <text:p>0.77$</text:p>
          </table:table-cell>
          <table:table-cell table:style-name="ce30" office:value-type="string" calcext:value-type="string">
            <text:p>788.95$</text:p>
          </table:table-cell>
          <table:table-cell table:style-name="ce30"/>
          <table:table-cell office:value-type="string" calcext:value-type="string">
            <text:p>3878/94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8</text:p>
          </table:table-cell>
          <table:table-cell table:style-name="ce30" office:value-type="string" calcext:value-type="string">
            <text:p>7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0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1971 49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0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0"/>
          <table:table-cell office:value-type="string" calcext:value-type="string">
            <text:p>151.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661 490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0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0"/>
          <table:table-cell office:value-type="string" calcext:value-type="string">
            <text:p>-2344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3226 487.0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9</text:p>
          </table:table-cell>
          <table:table-cell table:style-name="ce30" office:value-type="string" calcext:value-type="string">
            <text:p>17 1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0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438 455.00$</text:p>
          </table:table-cell>
          <table:table-cell table:style-name="ce30"/>
          <table:table-cell table:style-name="ce30" office:value-type="string" calcext:value-type="string">
            <text:p>23.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0</text:p>
          </table:table-cell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4.94</text:p>
          </table:table-cell>
          <table:table-cell table:style-name="ce30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0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0"/>
          <table:table-cell office:value-type="string" calcext:value-type="string">
            <text:p>580.46</text:p>
          </table:table-cell>
          <table:table-cell table:style-name="ce30"/>
          <table:table-cell office:value-type="string" calcext:value-type="string">
            <text:p>1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8676 468.12$</text:p>
          </table:table-cell>
          <table:table-cell table:style-name="ce30" table:number-columns-repeated="3"/>
          <table:table-cell table:style-name="ce30" office:value-type="string" calcext:value-type="string">
            <text:p>849.99985838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1</text:p>
          </table:table-cell>
          <table:table-cell table:style-name="ce30" office:value-type="string" calcext:value-type="string">
            <text:p>0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25.38</text:p>
          </table:table-cell>
          <table:table-cell table:style-name="ce30"/>
          <table:table-cell office:value-type="string" calcext:value-type="string">
            <text:p>-66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9251 493.26$</text:p>
          </table:table-cell>
          <table:table-cell table:style-name="ce30" table:number-columns-repeated="3"/>
          <table:table-cell table:style-name="ce30" office:value-type="string" calcext:value-type="string">
            <text:p>113.9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0" table:number-columns-repeated="2"/>
          <table:table-cell office:value-type="string" calcext:value-type="string">
            <text:p>0</text:p>
          </table:table-cell>
          <table:table-cell table:style-name="ce30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0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618 486.06$</text:p>
          </table:table-cell>
          <table:table-cell table:style-name="ce30" office:value-type="string" calcext:value-type="string">
            <text:p>42.72$</text:p>
          </table:table-cell>
          <table:table-cell table:style-name="ce30" office:value-type="string" calcext:value-type="string">
            <text:p>81.01$</text:p>
          </table:table-cell>
          <table:table-cell table:style-name="ce30" office:value-type="string" calcext:value-type="string">
            <text:p>64.19$</text:p>
          </table:table-cell>
          <table:table-cell table:style-name="ce30" office:value-type="string" calcext:value-type="string">
            <text:p>116.95$</text:p>
          </table:table-cell>
          <table:table-cell table:style-name="ce30" office:value-type="string" calcext:value-type="string">
            <text:p>0.72$</text:p>
          </table:table-cell>
          <table:table-cell table:style-name="ce30" office:value-type="string" calcext:value-type="string">
            <text:p>918.22$</text:p>
          </table:table-cell>
          <table:table-cell table:style-name="ce30"/>
          <table:table-cell office:value-type="string" calcext:value-type="string">
            <text:p>3782/974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0" table:number-columns-repeated="2"/>
          <table:table-cell table:style-name="ce29" office:value-type="string" calcext:value-type="string">
            <text:p>EXO $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0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0"/>
          <table:table-cell office:value-type="string" calcext:value-type="string">
            <text:p>-2926.3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158 477.58$</text:p>
          </table:table-cell>
          <table:table-cell table:style-name="ce30" table:number-columns-repeated="7"/>
          <table:table-cell/>
          <table:table-cell table:style-name="ce30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2</text:p>
          </table:table-cell>
          <table:table-cell table:style-name="ce30" office:value-type="string" calcext:value-type="string">
            <text:p>2 4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286.12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0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1"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641 478.76$</text:p>
          </table:table-cell>
          <table:table-cell table:style-name="ce30" office:value-type="string" calcext:value-type="string">
            <text:p>41.83$</text:p>
          </table:table-cell>
          <table:table-cell table:style-name="ce30" office:value-type="string" calcext:value-type="string">
            <text:p>79.84$</text:p>
          </table:table-cell>
          <table:table-cell table:style-name="ce30" office:value-type="string" calcext:value-type="string">
            <text:p>64.40$</text:p>
          </table:table-cell>
          <table:table-cell table:style-name="ce30" office:value-type="string" calcext:value-type="string">
            <text:p>125.62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71.05$</text:p>
          </table:table-cell>
          <table:table-cell table:style-name="ce30"/>
          <table:table-cell office:value-type="string" calcext:value-type="string">
            <text:p>3799/971 79%/20.3%</text:p>
          </table:table-cell>
          <table:table-cell table:style-name="ce30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9 1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2" office:value-type="string" calcext:value-type="string">
            <text:p>+910.8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0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766 464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3</text:p>
          </table:table-cell>
          <table:table-cell table:style-name="ce30" office:value-type="string" calcext:value-type="string">
            <text:p>15 0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0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0"/>
          <table:table-cell office:value-type="string" calcext:value-type="string">
            <text:p>-3027.38</text:p>
          </table:table-cell>
          <table:table-cell table:style-name="ce30"/>
          <table:table-cell office:value-type="string" calcext:value-type="string">
            <text:p>-834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803 476.04$</text:p>
          </table:table-cell>
          <table:table-cell table:style-name="ce30"/>
          <table:table-cell table:style-name="ce30" office:value-type="string" calcext:value-type="string">
            <text:p>78.85$</text:p>
          </table:table-cell>
          <table:table-cell table:style-name="ce30"/>
          <table:table-cell table:style-name="ce30" office:value-type="string" calcext:value-type="string">
            <text:p>118.57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60.45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4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0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0"/>
          <table:table-cell table:style-name="ce30" office:value-type="string" calcext:value-type="string">
            <text:p>0.00738010 478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0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0"/>
          <table:table-cell office:value-type="string" calcext:value-type="string">
            <text:p>598.65</text:p>
          </table:table-cell>
          <table:table-cell table:style-name="ce30"/>
          <table:table-cell office:value-type="string" calcext:value-type="string">
            <text:p>-982.99</text:p>
          </table:table-cell>
          <table:table-cell table:style-name="ce33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0"/>
          <table:table-cell table:style-name="ce30" office:value-type="string" calcext:value-type="string">
            <text:p>0.00739999 490.91$</text:p>
          </table:table-cell>
          <table:table-cell table:style-name="ce30"/>
          <table:table-cell table:style-name="ce30" office:value-type="string" calcext:value-type="string">
            <text:p>81.04$</text:p>
          </table:table-cell>
          <table:table-cell table:style-name="ce30"/>
          <table:table-cell table:style-name="ce30" office:value-type="string" calcext:value-type="string">
            <text:p>122.82$</text:p>
          </table:table-cell>
          <table:table-cell table:style-name="ce30" office:value-type="string" calcext:value-type="string">
            <text:p>0.83$</text:p>
          </table:table-cell>
          <table:table-cell table:style-name="ce30" office:value-type="string" calcext:value-type="string">
            <text:p>985.56$</text:p>
          </table:table-cell>
          <table:table-cell table:style-name="ce30"/>
          <table:table-cell office:value-type="string" calcext:value-type="string">
            <text:p>3767/985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5</text:p>
          </table:table-cell>
          <table:table-cell table:style-name="ce30" office:value-type="string" calcext:value-type="string">
            <text:p>17 3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0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0"/>
          <table:table-cell office:value-type="string" calcext:value-type="string">
            <text:p>193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51 512.1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1</text:p>
          </table:table-cell>
          <table:table-cell/>
          <table:table-cell table:style-name="ce30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0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0"/>
          <table:table-cell office:value-type="string" calcext:value-type="string">
            <text:p>-3819.9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0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0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8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2633 517.2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6</text:p>
          </table:table-cell>
          <table:table-cell table:style-name="ce30" office:value-type="string" calcext:value-type="string">
            <text:p>6 48</text:p>
          </table:table-cell>
          <table:table-cell/>
          <table:table-cell table:style-name="ce30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0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1165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4062 524.25$</text:p>
          </table:table-cell>
          <table:table-cell table:style-name="ce30"/>
          <table:table-cell table:style-name="ce30" office:value-type="string" calcext:value-type="string">
            <text:p>86.22$</text:p>
          </table:table-cell>
          <table:table-cell table:style-name="ce30"/>
          <table:table-cell table:style-name="ce30" office:value-type="string" calcext:value-type="string">
            <text:p>124.8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1029.66$</text:p>
          </table:table-cell>
          <table:table-cell table:style-name="ce30"/>
          <table:table-cell office:value-type="string" calcext:value-type="string">
            <text:p>3793/1029</text:p>
          </table:table-cell>
          <table:table-cell table:style-name="ce30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7</text:p>
          </table:table-cell>
          <table:table-cell table:style-name="ce30" office:value-type="string" calcext:value-type="string">
            <text:p>0 4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0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5997 522.09$</text:p>
          </table:table-cell>
          <table:table-cell table:style-name="ce30"/>
          <table:table-cell table:style-name="ce30" office:value-type="string" calcext:value-type="string">
            <text:p>85.63$</text:p>
          </table:table-cell>
          <table:table-cell table:style-name="ce30"/>
          <table:table-cell table:style-name="ce30" office:value-type="string" calcext:value-type="string">
            <text:p>117.46$</text:p>
          </table:table-cell>
          <table:table-cell table:style-name="ce30" office:value-type="string" calcext:value-type="string">
            <text:p>0.87$</text:p>
          </table:table-cell>
          <table:table-cell table:style-name="ce30" office:value-type="string" calcext:value-type="string">
            <text:p>1022.47$</text:p>
          </table:table-cell>
          <table:table-cell table:style-name="ce30"/>
          <table:table-cell office:value-type="string" calcext:value-type="string">
            <text:p>3806/1022</text:p>
          </table:table-cell>
          <table:table-cell table:style-name="ce30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6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8</text:p>
          </table:table-cell>
          <table:table-cell table:style-name="ce30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0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0"/>
          <table:table-cell office:value-type="string" calcext:value-type="string">
            <text:p>187.8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7949 52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0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0"/>
          <table:table-cell office:value-type="string" calcext:value-type="string">
            <text:p>-4007.7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8710 515.5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8</text:p>
          </table:table-cell>
          <table:table-cell table:style-name="ce30" office:value-type="string" calcext:value-type="string">
            <text:p>18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0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297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0599 533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9</text:p>
          </table:table-cell>
          <table:table-cell table:style-name="ce30" office:value-type="string" calcext:value-type="string">
            <text:p>7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2</text:p>
          </table:table-cell>
          <table:table-cell table:style-name="ce30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0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-4305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2035 529.32$</text:p>
          </table:table-cell>
          <table:table-cell table:style-name="ce30"/>
          <table:table-cell table:style-name="ce30" office:value-type="string" calcext:value-type="string">
            <text:p>86.17$</text:p>
          </table:table-cell>
          <table:table-cell table:style-name="ce30"/>
          <table:table-cell table:style-name="ce30" office:value-type="string" calcext:value-type="string">
            <text:p>118.23$</text:p>
          </table:table-cell>
          <table:table-cell table:style-name="ce30" office:value-type="string" calcext:value-type="string">
            <text:p>0.89$</text:p>
          </table:table-cell>
          <table:table-cell table:style-name="ce30" office:value-type="string" calcext:value-type="string">
            <text:p>1030.74$</text:p>
          </table:table-cell>
          <table:table-cell table:style-name="ce30"/>
          <table:table-cell office:value-type="string" calcext:value-type="string">
            <text:p>3813/1030</text:p>
          </table:table-cell>
          <table:table-cell table:style-name="ce30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7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0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0"/>
          <table:table-cell office:value-type="string" calcext:value-type="string">
            <text:p>163.86</text:p>
          </table:table-cell>
          <table:table-cell table:style-name="ce30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0"/>
          <table:table-cell table:style-name="ce30" office:value-type="string" calcext:value-type="string">
            <text:p>0.00753194 529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0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0"/>
          <table:table-cell office:value-type="string" calcext:value-type="string">
            <text:p>-4469.51</text:p>
          </table:table-cell>
          <table:table-cell table:style-name="ce30"/>
          <table:table-cell table:style-name="ce33" office:value-type="string" calcext:value-type="string">
            <text:p>-1347.99</text:p>
          </table:table-cell>
          <table:table-cell/>
          <table:table-cell table:style-name="ce33" office:value-type="string" calcext:value-type="string">
            <text:p>-280.99</text:p>
          </table:table-cell>
          <table:table-cell table:style-name="ce30"/>
          <table:table-cell table:style-name="ce30" office:value-type="string" calcext:value-type="string">
            <text:p>0.00753543 522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30</text:p>
          </table:table-cell>
          <table:table-cell table:style-name="ce30" office:value-type="string" calcext:value-type="string">
            <text:p>5 24</text:p>
          </table:table-cell>
          <table:table-cell/>
          <table:table-cell table:style-name="ce30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9</text:p>
          </table:table-cell>
          <table:table-cell table:style-name="ce30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4630 52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24.6</text:p>
          </table:table-cell>
          <table:table-cell table:style-name="ce3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6646 528.13$</text:p>
          </table:table-cell>
          <table:table-cell table:style-name="ce30"/>
          <table:table-cell table:style-name="ce30" office:value-type="string" calcext:value-type="string">
            <text:p>85.37$</text:p>
          </table:table-cell>
          <table:table-cell table:style-name="ce30"/>
          <table:table-cell table:style-name="ce30" office:value-type="string" calcext:value-type="string">
            <text:p>112.87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28.89$</text:p>
          </table:table-cell>
          <table:table-cell table:style-name="ce30"/>
          <table:table-cell office:value-type="string" calcext:value-type="string">
            <text:p>3738/1028</text:p>
          </table:table-cell>
          <table:table-cell table:style-name="ce30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31</text:p>
          </table:table-cell>
          <table:table-cell table:style-name="ce30" office:value-type="string" calcext:value-type="string">
            <text:p>21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422.18</text:p>
          </table:table-cell>
          <table:table-cell/>
          <table:table-cell table:style-name="ce3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 office:value-type="string" calcext:value-type="string">
            <text:p>502.4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115.85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40.09$</text:p>
          </table:table-cell>
          <table:table-cell table:style-name="ce30"/>
          <table:table-cell office:value-type="string" calcext:value-type="string">
            <text:p>3732/1040</text:p>
          </table:table-cell>
          <table:table-cell table:style-name="ce30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15093.96</text:p>
          </table:table-cell>
          <table:table-cell table:number-columns-repeated="3"/>
          <table:table-cell table:style-name="ce30"/>
          <table:table-cell table:style-name="ce33" office:value-type="string" calcext:value-type="string">
            <text:p>-8291</text:p>
          </table:table-cell>
          <table:table-cell table:style-name="ce33" office:value-type="string" calcext:value-type="string">
            <text:p>-309</text:p>
          </table:table-cell>
          <table:table-cell table:style-name="ce30"/>
          <table:table-cell table:style-name="ce33" office:value-type="string" calcext:value-type="string">
            <text:p>-4971.93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19354 +75.61$</text:p>
          </table:table-cell>
          <table:table-cell table:style-name="ce30" table:number-columns-repeated="2"/>
          <table:table-cell table:style-name="ce30" office:value-type="string" calcext:value-type="string">
            <text:p>108.81$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/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849.99985838</text:p>
          </table:table-cell>
          <table:table-cell table:style-name="ce30" office:value-type="string" calcext:value-type="string">
            <text:p>0.199161531</text:p>
          </table:table-cell>
          <table:table-cell table:style-name="ce32" office:value-type="string" calcext:value-type="string">
            <text:p>+196.78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 office:value-type="string" calcext:value-type="string">
            <text:p>1 0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664 537.5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46</text:p>
          </table:table-cell>
          <table:table-cell/>
          <table:table-cell table:style-name="ce30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0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0398 535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0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0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1490 523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2</text:p>
          </table:table-cell>
          <table:table-cell table:style-name="ce30" office:value-type="string" calcext:value-type="string">
            <text:p>7 0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0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2802 507.9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0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0"/>
          <table:table-cell office:value-type="string" calcext:value-type="string">
            <text:p>263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 501.44$</text:p>
          </table:table-cell>
          <table:table-cell table:style-name="ce30"/>
          <table:table-cell table:style-name="ce30" office:value-type="string" calcext:value-type="string">
            <text:p>51.5$</text:p>
          </table:table-cell>
          <table:table-cell table:style-name="ce30"/>
          <table:table-cell table:style-name="ce30" office:value-type="string" calcext:value-type="string">
            <text:p>110.15$</text:p>
          </table:table-cell>
          <table:table-cell table:style-name="ce30" office:value-type="string" calcext:value-type="string">
            <text:p>0.95$</text:p>
          </table:table-cell>
          <table:table-cell table:style-name="ce30" office:value-type="string" calcext:value-type="string">
            <text:p>997.8$</text:p>
          </table:table-cell>
          <table:table-cell table:style-name="ce30"/>
          <table:table-cell office:value-type="string" calcext:value-type="string">
            <text:p>3733/99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3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0"/>
          <table:table-cell table:style-name="ce42" office:value-type="string" calcext:value-type="string">
            <text:p>345513</text:p>
          </table:table-cell>
          <table:table-cell/>
          <table:table-cell table:style-name="ce30"/>
          <table:table-cell office:value-type="string" calcext:value-type="string">
            <text:p>-364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516 501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 0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6.42ю</text:p>
          </table:table-cell>
          <table:table-cell table:style-name="ce30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333.03</text:p>
          </table:table-cell>
          <table:table-cell table:style-name="ce30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0"/>
          <table:table-cell table:style-name="ce42" office:value-type="string" calcext:value-type="string">
            <text:p>346663</text:p>
          </table:table-cell>
          <table:table-cell table:style-name="ce48" office:value-type="string" calcext:value-type="string">
            <text:p>3752</text:p>
          </table:table-cell>
          <table:table-cell table:style-name="ce30"/>
          <table:table-cell office:value-type="string" calcext:value-type="string">
            <text:p>413.0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195 505.7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4</text:p>
          </table:table-cell>
          <table:table-cell table:style-name="ce30" office:value-type="string" calcext:value-type="string">
            <text:p>1 3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333.07</text:p>
          </table:table-cell>
          <table:table-cell table:style-name="ce30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0"/>
          <table:table-cell table:style-name="ce4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0"/>
          <table:table-cell office:value-type="string" calcext:value-type="string">
            <text:p>-777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926 506.0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0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0" office:value-type="string" calcext:value-type="string">
            <text:p>93910.02</text:p>
          </table:table-cell>
          <table:table-cell table:style-name="ce30"/>
          <table:table-cell/>
          <table:table-cell table:style-name="ce30" office:value-type="string" calcext:value-type="string">
            <text:p>333.14</text:p>
          </table:table-cell>
          <table:table-cell table:style-name="ce30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0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0"/>
          <table:table-cell office:value-type="string" calcext:value-type="string">
            <text:p>735.6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9333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5</text:p>
          </table:table-cell>
          <table:table-cell table:style-name="ce30" office:value-type="string" calcext:value-type="string">
            <text:p>2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0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0"/>
          <table:table-cell office:value-type="string" calcext:value-type="string">
            <text:p>-1512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0304 524.66$</text:p>
          </table:table-cell>
          <table:table-cell table:style-name="ce30"/>
          <table:table-cell table:style-name="ce30" office:value-type="string" calcext:value-type="string">
            <text:p>53.07$</text:p>
          </table:table-cell>
          <table:table-cell table:style-name="ce30"/>
          <table:table-cell table:style-name="ce30" office:value-type="string" calcext:value-type="string">
            <text:p>109.73$</text:p>
          </table:table-cell>
          <table:table-cell table:style-name="ce30" office:value-type="string" calcext:value-type="string">
            <text:p>0.86$</text:p>
          </table:table-cell>
          <table:table-cell table:style-name="ce30" office:value-type="string" calcext:value-type="string">
            <text:p>1013.87$</text:p>
          </table:table-cell>
          <table:table-cell table:style-name="ce30"/>
          <table:table-cell office:value-type="string" calcext:value-type="string">
            <text:p>3741/1013</text:p>
          </table:table-cell>
          <table:table-cell table:style-name="ce30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21 2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0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570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6</text:p>
          </table:table-cell>
          <table:table-cell table:style-name="ce30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0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952 522.9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7</text:p>
          </table:table-cell>
          <table:table-cell table:style-name="ce30" office:value-type="string" calcext:value-type="string">
            <text:p>22 0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56.42ю</text:p>
          </table:table-cell>
          <table:table-cell table:style-name="ce30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0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050 538.68$</text:p>
          </table:table-cell>
          <table:table-cell table:style-name="ce30"/>
          <table:table-cell table:style-name="ce30" office:value-type="string" calcext:value-type="string">
            <text:p>54.18$</text:p>
          </table:table-cell>
          <table:table-cell table:style-name="ce30"/>
          <table:table-cell table:style-name="ce30" office:value-type="string" calcext:value-type="string">
            <text:p>119.2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1043.65$</text:p>
          </table:table-cell>
          <table:table-cell table:style-name="ce30"/>
          <table:table-cell office:value-type="string" calcext:value-type="string">
            <text:p>3744/1043</text:p>
          </table:table-cell>
          <table:table-cell table:style-name="ce30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08</text:p>
          </table:table-cell>
          <table:table-cell table:style-name="ce30" office:value-type="string" calcext:value-type="string">
            <text:p>2 0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3.38</text:p>
          </table:table-cell>
          <table:table-cell table:style-name="ce30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0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572 539.2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0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9562 554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0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0"/>
          <table:table-cell office:value-type="string" calcext:value-type="string">
            <text:p>305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0055 562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0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0"/>
          <table:table-cell office:value-type="string" calcext:value-type="string">
            <text:p>-1818.18</text:p>
          </table:table-cell>
          <table:table-cell table:style-name="ce30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0"/>
          <table:table-cell table:style-name="ce30" office:value-type="string" calcext:value-type="string">
            <text:p>0.00780174 557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9</text:p>
          </table:table-cell>
          <table:table-cell table:style-name="ce30" office:value-type="string" calcext:value-type="string">
            <text:p>5 2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0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1509 557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16.48</text:p>
          </table:table-cell>
          <table:table-cell table:style-name="ce30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0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0"/>
          <table:table-cell office:value-type="string" calcext:value-type="string">
            <text:p>179.66</text:p>
          </table:table-cell>
          <table:table-cell table:style-name="ce30"/>
          <table:table-cell table:number-columns-repeated="2"/>
          <table:table-cell office:value-type="string" calcext:value-type="string">
            <text:p>69.99</text:p>
          </table:table-cell>
          <table:table-cell table:style-name="ce30"/>
          <table:table-cell table:style-name="ce30" office:value-type="string" calcext:value-type="string">
            <text:p>0.00782975 540.1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5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0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2"/>
          <table:table-cell office:value-type="string" calcext:value-type="string">
            <text:p>-199.99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0</text:p>
          </table:table-cell>
          <table:table-cell table:style-name="ce30" office:value-type="string" calcext:value-type="string">
            <text:p>7 38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17.77</text:p>
          </table:table-cell>
          <table:table-cell table:style-name="ce30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0"/>
          <table:table-cell table:style-name="ce4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0"/>
          <table:table-cell office:value-type="string" calcext:value-type="string">
            <text:p>-2097.84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1</text:p>
          </table:table-cell>
          <table:table-cell table:style-name="ce30" office:value-type="string" calcext:value-type="string">
            <text:p>2 3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0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744 554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4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0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891 55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22.05</text:p>
          </table:table-cell>
          <table:table-cell table:style-name="ce30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0"/>
          <table:table-cell table:style-name="ce4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+0.00027642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2</text:p>
          </table:table-cell>
          <table:table-cell table:style-name="ce30" office:value-type="string" calcext:value-type="string">
            <text:p>5 1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0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0"/>
          <table:table-cell office:value-type="string" calcext:value-type="string">
            <text:p>198.41</text:p>
          </table:table-cell>
          <table:table-cell table:style-name="ce3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0"/>
          <table:table-cell table:style-name="ce30" office:value-type="string" calcext:value-type="string">
            <text:p>0.00789799 557.3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3</text:p>
          </table:table-cell>
          <table:table-cell table:style-name="ce30" office:value-type="string" calcext:value-type="string">
            <text:p>5 22</text:p>
          </table:table-cell>
          <table:table-cell/>
          <table:table-cell table:style-name="ce30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8.86</text:p>
          </table:table-cell>
          <table:table-cell table:style-name="ce30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0"/>
          <table:table-cell table:style-name="ce42" office:value-type="string" calcext:value-type="string">
            <text:p>365170</text:p>
          </table:table-cell>
          <table:table-cell table:style-name="ce42" office:value-type="string" calcext:value-type="string">
            <text:p>3907</text:p>
          </table:table-cell>
          <table:table-cell table:style-name="ce30"/>
          <table:table-cell office:value-type="string" calcext:value-type="string">
            <text:p>-2296.25</text:p>
          </table:table-cell>
          <table:table-cell table:style-name="ce30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0"/>
          <table:table-cell table:style-name="ce30" office:value-type="string" calcext:value-type="string">
            <text:p>0.00792178 524.76$</text:p>
          </table:table-cell>
          <table:table-cell table:style-name="ce30"/>
          <table:table-cell table:style-name="ce30" office:value-type="string" calcext:value-type="string">
            <text:p>53.65$</text:p>
          </table:table-cell>
          <table:table-cell table:style-name="ce30"/>
          <table:table-cell table:style-name="ce30" office:value-type="string" calcext:value-type="string">
            <text:p>105.31$</text:p>
          </table:table-cell>
          <table:table-cell table:style-name="ce30" office:value-type="string" calcext:value-type="string">
            <text:p>0.79$</text:p>
          </table:table-cell>
          <table:table-cell table:style-name="ce30" office:value-type="string" calcext:value-type="string">
            <text:p>995.68$</text:p>
          </table:table-cell>
          <table:table-cell table:style-name="ce30"/>
          <table:table-cell office:value-type="string" calcext:value-type="string">
            <text:p>3907/995</text:p>
          </table:table-cell>
          <table:table-cell table:style-name="ce30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4</text:p>
          </table:table-cell>
          <table:table-cell table:style-name="ce30" office:value-type="string" calcext:value-type="string">
            <text:p>5 5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0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0"/>
          <table:table-cell/>
          <table:table-cell table:style-name="ce30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0"/>
          <table:table-cell table:style-name="ce30" office:value-type="string" calcext:value-type="string">
            <text:p>0.00794587 501.1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0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0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0"/>
          <table:table-cell table:style-name="ce30" office:value-type="string" calcext:value-type="string">
            <text:p>0.00795318 509.34$</text:p>
          </table:table-cell>
          <table:table-cell table:style-name="ce30" table:number-columns-repeated="3"/>
          <table:table-cell table:style-name="ce30" office:value-type="string" calcext:value-type="string">
            <text:p>104.88$</text:p>
          </table:table-cell>
          <table:table-cell table:style-name="ce30" office:value-type="string" calcext:value-type="string">
            <text:p>0.7$</text:p>
          </table:table-cell>
          <table:table-cell table:style-name="ce30" office:value-type="string" calcext:value-type="string">
            <text:p>919.5$</text:p>
          </table:table-cell>
          <table:table-cell table:style-name="ce30"/>
          <table:table-cell office:value-type="string" calcext:value-type="string">
            <text:p>3900/919</text:p>
          </table:table-cell>
          <table:table-cell table:style-name="ce30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5</text:p>
          </table:table-cell>
          <table:table-cell table:style-name="ce30" office:value-type="string" calcext:value-type="string">
            <text:p>1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0"/>
          <table:table-cell office:value-type="string" calcext:value-type="string">
            <text:p>364500</text:p>
          </table:table-cell>
          <table:table-cell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0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0"/>
          <table:table-cell office:value-type="string" calcext:value-type="string">
            <text:p>686.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98034 529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<text:s/>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82.26</text:p>
          </table:table-cell>
          <table:table-cell table:style-name="ce30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6</text:p>
          </table:table-cell>
          <table:table-cell table:style-name="ce30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729.34</text:p>
          </table:table-cell>
          <table:table-cell table:style-name="ce30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0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0"/>
          <table:table-cell table:style-name="ce30" office:value-type="string" calcext:value-type="string">
            <text:p>0.00800125 507.55$</text:p>
          </table:table-cell>
          <table:table-cell table:style-name="ce30"/>
          <table:table-cell table:style-name="ce30" office:value-type="string" calcext:value-type="string">
            <text:p>50.75$</text:p>
          </table:table-cell>
          <table:table-cell table:style-name="ce30"/>
          <table:table-cell table:style-name="ce30" office:value-type="string" calcext:value-type="string">
            <text:p>101.74$</text:p>
          </table:table-cell>
          <table:table-cell table:style-name="ce30" office:value-type="string" calcext:value-type="string">
            <text:p>0.74$</text:p>
          </table:table-cell>
          <table:table-cell table:style-name="ce30" office:value-type="string" calcext:value-type="string">
            <text:p>964.44$</text:p>
          </table:table-cell>
          <table:table-cell table:style-name="ce30"/>
          <table:table-cell office:value-type="string" calcext:value-type="string">
            <text:p>3886/964</text:p>
          </table:table-cell>
          <table:table-cell table:style-name="ce30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8 5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88</text:p>
          </table:table-cell>
          <table:table-cell table:style-name="ce30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0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0"/>
          <table:table-cell office:value-type="string" calcext:value-type="string">
            <text:p>467.9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714 494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0"/>
          <table:table-cell office:value-type="string" calcext:value-type="string">
            <text:p>363934</text:p>
          </table:table-cell>
          <table:table-cell/>
          <table:table-cell table:style-name="ce30"/>
          <table:table-cell office:value-type="string" calcext:value-type="string">
            <text:p>-3450.1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917 500.0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7</text:p>
          </table:table-cell>
          <table:table-cell table:style-name="ce30" office:value-type="string" calcext:value-type="string">
            <text:p>5 1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0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271 512.02$</text:p>
          </table:table-cell>
          <table:table-cell table:style-name="ce30"/>
          <table:table-cell table:style-name="ce30" office:value-type="string" calcext:value-type="string">
            <text:p>51.32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27.33</text:p>
          </table:table-cell>
          <table:table-cell table:style-name="ce30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0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588 508.65$</text:p>
          </table:table-cell>
          <table:table-cell table:style-name="ce30"/>
          <table:table-cell table:style-name="ce30" office:value-type="string" calcext:value-type="string">
            <text:p>50.89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4"/>
          <table:table-cell table:style-name="ce29" office:value-type="string" calcext:value-type="string">
            <text:p>all$ exodus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8</text:p>
          </table:table-cell>
          <table:table-cell table:style-name="ce30" office:value-type="string" calcext:value-type="string">
            <text:p>5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74</text:p>
          </table:table-cell>
          <table:table-cell table:style-name="ce30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0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0"/>
          <table:table-cell office:value-type="string" calcext:value-type="string">
            <text:p>51</text:p>
          </table:table-cell>
          <table:table-cell table:style-name="ce30"/>
          <table:table-cell office:value-type="string" calcext:value-type="string">
            <text:p>1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803999 495.01$</text:p>
          </table:table-cell>
          <table:table-cell table:style-name="ce30"/>
          <table:table-cell table:style-name="ce30" office:value-type="string" calcext:value-type="string">
            <text:p>49.20$</text:p>
          </table:table-cell>
          <table:table-cell table:style-name="ce30" office:value-type="string" calcext:value-type="string">
            <text:p>303.91</text:p>
          </table:table-cell>
          <table:table-cell table:style-name="ce30" office:value-type="string" calcext:value-type="string">
            <text:p>102.25$</text:p>
          </table:table-cell>
          <table:table-cell table:style-name="ce30" office:value-type="string" calcext:value-type="string">
            <text:p>0.73$</text:p>
          </table:table-cell>
          <table:table-cell table:style-name="ce30" office:value-type="string" calcext:value-type="string">
            <text:p>950.81$</text:p>
          </table:table-cell>
          <table:table-cell table:style-name="ce30"/>
          <table:table-cell office:value-type="string" calcext:value-type="string">
            <text:p>3848/950</text:p>
          </table:table-cell>
          <table:table-cell table:style-name="ce30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42" office:value-type="string" calcext:value-type="string">
            <text:p>368919</text:p>
          </table:table-cell>
          <table:table-cell table:style-name="ce42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42" office:value-type="string" calcext:value-type="string">
            <text:p>374490</text:p>
          </table:table-cell>
          <table:table-cell table:style-name="ce42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5" office:value-type="string" calcext:value-type="string">
            <text:p>375312</text:p>
          </table:table-cell>
          <table:table-cell table:style-name="ce42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30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30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2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42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45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996"/>
        </table:table-row>
        <table:table-row table:style-name="ro1">
          <table:table-cell table:number-columns-repeated="30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 table:number-rows-repeated="104836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20" table:number-columns-repeated="1021" table:default-cell-style-name="ce30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20" table:number-columns-repeated="1020" table:default-cell-style-name="ce30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0"/>
        <table:table-column table:style-name="co7" table:default-cell-style-name="ce30"/>
        <table:table-column table:style-name="co16" table:default-cell-style-name="ce30"/>
        <table:table-column table:style-name="co21" table:default-cell-style-name="ce30"/>
        <table:table-column table:style-name="co10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35" table:default-cell-style-name="ce30"/>
        <table:table-column table:style-name="co38" table:default-cell-style-name="ce30"/>
        <table:table-column table:style-name="co39" table:default-cell-style-name="ce30"/>
        <table:table-column table:style-name="co14" table:default-cell-style-name="ce30"/>
        <table:table-column table:style-name="co40" table:default-cell-style-name="ce30"/>
        <table:table-column table:style-name="co3" table:default-cell-style-name="ce30"/>
        <table:table-column table:style-name="co14" table:default-cell-style-name="ce30"/>
        <table:table-column table:style-name="co38" table:default-cell-style-name="ce30"/>
        <table:table-column table:style-name="co13" table:default-cell-style-name="ce30"/>
        <table:table-column table:style-name="co10" table:number-columns-repeated="2" table:default-cell-style-name="ce30"/>
        <table:table-column table:style-name="co14" table:default-cell-style-name="ce30"/>
        <table:table-column table:style-name="co39" table:default-cell-style-name="ce30"/>
        <table:table-column table:style-name="co13" table:default-cell-style-name="ce30"/>
        <table:table-column table:style-name="co14" table:default-cell-style-name="ce30"/>
        <table:table-column table:style-name="co41" table:default-cell-style-name="ce30"/>
        <table:table-column table:style-name="co42" table:default-cell-style-name="ce30"/>
        <table:table-column table:style-name="co6" table:default-cell-style-name="ce30"/>
        <table:table-column table:style-name="co9" table:default-cell-style-name="ce30"/>
        <table:table-column table:style-name="co6" table:default-cell-style-name="ce30"/>
        <table:table-column table:style-name="co14" table:default-cell-style-name="ce30"/>
        <table:table-column table:style-name="co43" table:default-cell-style-name="ce30"/>
        <table:table-column table:style-name="co44" table:number-columns-repeated="2" table:default-cell-style-name="ce30"/>
        <table:table-column table:style-name="co45" table:default-cell-style-name="ce30"/>
        <table:table-column table:style-name="co20" table:default-cell-style-name="ce30"/>
        <table:table-column table:style-name="co46" table:default-cell-style-name="ce30"/>
        <table:table-column table:style-name="co47" table:default-cell-style-name="ce30"/>
        <table:table-column table:style-name="co20" table:number-columns-repeated="2" table:default-cell-style-name="ce30"/>
        <table:table-column table:style-name="co12" table:default-cell-style-name="ce30"/>
        <table:table-column table:style-name="co20" table:default-cell-style-name="ce30"/>
        <table:table-column table:style-name="co26" table:default-cell-style-name="ce30"/>
        <table:table-column table:style-name="co20" table:number-columns-repeated="982" table:default-cell-style-name="ce30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59"/>
          <table:table-cell table:style-name="ce55" table:number-columns-repeated="37"/>
          <table:table-cell table:style-name="ce29"/>
          <table:table-cell table:style-name="ce55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3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3" office:value-type="string" calcext:value-type="string">
            <text:p>-4201.41 </text:p>
          </table:table-cell>
          <table:table-cell table:number-columns-repeated="2"/>
          <table:table-cell table:style-name="ce33" office:value-type="string" calcext:value-type="string">
            <text:p>-503.41 </text:p>
          </table:table-cell>
          <table:table-cell table:style-name="ce3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3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3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3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3" office:value-type="string" calcext:value-type="string">
            <text:p>-876 </text:p>
          </table:table-cell>
          <table:table-cell table:style-name="ce33" office:value-type="string" calcext:value-type="string">
            <text:p>-1884.43</text:p>
          </table:table-cell>
          <table:table-cell table:style-name="ce3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3" office:value-type="string" calcext:value-type="string">
            <text:p>-301.55 </text:p>
          </table:table-cell>
          <table:table-cell table:number-columns-repeated="5"/>
          <table:table-cell table:style-name="ce33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3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3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3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3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3" office:value-type="string" calcext:value-type="string">
            <text:p>-14736.63</text:p>
          </table:table-cell>
          <table:table-cell/>
          <table:table-cell table:style-name="ce33" office:value-type="string" calcext:value-type="string">
            <text:p>-3228.5</text:p>
          </table:table-cell>
          <table:table-cell/>
          <table:table-cell table:style-name="ce33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3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3" office:value-type="string" calcext:value-type="string">
            <text:p>-623</text:p>
          </table:table-cell>
          <table:table-cell table:style-name="ce33" office:value-type="string" calcext:value-type="string">
            <text:p>-960.85</text:p>
          </table:table-cell>
          <table:table-cell table:style-name="ce33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3" office:value-type="string" calcext:value-type="string">
            <text:p>-1906</text:p>
          </table:table-cell>
          <table:table-cell/>
          <table:table-cell table:style-name="ce33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3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8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3" office:value-type="string" calcext:value-type="string">
            <text:p>-1085</text:p>
          </table:table-cell>
          <table:table-cell/>
          <table:table-cell table:style-name="ce3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3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  <table:table-cell table:style-name="ce30" table:number-columns-repeated="15360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3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3" office:value-type="string" calcext:value-type="string">
            <text:p>-1706</text:p>
          </table:table-cell>
          <table:table-cell table:style-name="ce33" office:value-type="string" calcext:value-type="string">
            <text:p>-510.1</text:p>
          </table:table-cell>
          <table:table-cell table:style-name="ce33" office:value-type="string" calcext:value-type="string">
            <text:p>-1132.48</text:p>
          </table:table-cell>
          <table:table-cell/>
          <table:table-cell table:style-name="ce3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0"/>
        <table:table-column table:style-name="co40" table:default-cell-style-name="ce30"/>
        <table:table-column table:style-name="co2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7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30"/>
        <table:table-column table:style-name="co59" table:default-cell-style-name="ce30"/>
        <table:table-column table:style-name="co57" table:default-cell-style-name="ce30"/>
        <table:table-column table:style-name="co60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57" table:default-cell-style-name="ce30"/>
        <table:table-column table:style-name="co61" table:default-cell-style-name="ce30"/>
        <table:table-column table:style-name="co64" table:default-cell-style-name="ce30"/>
        <table:table-column table:style-name="co57" table:default-cell-style-name="ce30"/>
        <table:table-column table:style-name="co6" table:default-cell-style-name="ce30"/>
        <table:table-column table:style-name="co65" table:default-cell-style-name="ce30"/>
        <table:table-column table:style-name="co66" table:default-cell-style-name="ce30"/>
        <table:table-column table:style-name="co51" table:default-cell-style-name="ce30"/>
        <table:table-column table:style-name="co57" table:default-cell-style-name="ce30"/>
        <table:table-column table:style-name="co67" table:default-cell-style-name="ce30"/>
        <table:table-column table:style-name="co68" table:default-cell-style-name="ce30"/>
        <table:table-column table:style-name="co31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70" table:default-cell-style-name="ce30"/>
        <table:table-column table:style-name="co72" table:default-cell-style-name="ce30"/>
        <table:table-column table:style-name="co68" table:default-cell-style-name="ce30"/>
        <table:table-column table:style-name="co73" table:default-cell-style-name="ce30"/>
        <table:table-column table:style-name="co20" table:number-columns-repeated="984" table:default-cell-style-name="ce30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59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1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41" table:number-columns-repeated="2"/>
          <table:table-cell table:style-name="ce29"/>
          <table:table-cell table:style-name="ce50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-72</text:p>
          </table:table-cell>
          <table:table-cell/>
          <table:table-cell table:style-name="ce33" office:value-type="string" calcext:value-type="string">
            <text:p>-4643.04</text:p>
          </table:table-cell>
          <table:table-cell table:number-columns-repeated="2"/>
          <table:table-cell table:style-name="ce33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3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3" office:value-type="string" calcext:value-type="string">
            <text:p>-535.96 </text:p>
          </table:table-cell>
          <table:table-cell table:style-name="ce3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3" office:value-type="string" calcext:value-type="string">
            <text:p>-1224</text:p>
          </table:table-cell>
          <table:table-cell table:style-name="ce33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3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3" office:value-type="string" calcext:value-type="string">
            <text:p>-4124.15</text:p>
          </table:table-cell>
          <table:table-cell table:style-name="ce3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3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3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3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0"/>
        <table:table-column table:style-name="co75" table:default-cell-style-name="ce30"/>
        <table:table-column table:style-name="co76" table:default-cell-style-name="ce30"/>
        <table:table-column table:style-name="co77" table:default-cell-style-name="ce30"/>
        <table:table-column table:style-name="co56" table:default-cell-style-name="ce30"/>
        <table:table-column table:style-name="co78" table:default-cell-style-name="ce30"/>
        <table:table-column table:style-name="co51" table:default-cell-style-name="ce30"/>
        <table:table-column table:style-name="co53" table:default-cell-style-name="ce30"/>
        <table:table-column table:style-name="co78" table:default-cell-style-name="ce30"/>
        <table:table-column table:style-name="co58" table:default-cell-style-name="ce30"/>
        <table:table-column table:style-name="co50" table:default-cell-style-name="ce30"/>
        <table:table-column table:style-name="co77" table:default-cell-style-name="ce30"/>
        <table:table-column table:style-name="co57" table:default-cell-style-name="ce30"/>
        <table:table-column table:style-name="co63" table:default-cell-style-name="ce30"/>
        <table:table-column table:style-name="co78" table:default-cell-style-name="ce30"/>
        <table:table-column table:style-name="co57" table:default-cell-style-name="ce30"/>
        <table:table-column table:style-name="co60" table:default-cell-style-name="ce30"/>
        <table:table-column table:style-name="co79" table:default-cell-style-name="ce30"/>
        <table:table-column table:style-name="co58" table:default-cell-style-name="ce30"/>
        <table:table-column table:style-name="co75" table:default-cell-style-name="ce30"/>
        <table:table-column table:style-name="co80" table:default-cell-style-name="ce30"/>
        <table:table-column table:style-name="co81" table:default-cell-style-name="ce30"/>
        <table:table-column table:style-name="co40" table:default-cell-style-name="ce30"/>
        <table:table-column table:style-name="co57" table:default-cell-style-name="ce30"/>
        <table:table-column table:style-name="co40" table:default-cell-style-name="ce30"/>
        <table:table-column table:style-name="co57" table:default-cell-style-name="ce30"/>
        <table:table-column table:style-name="co51" table:default-cell-style-name="ce30"/>
        <table:table-column table:style-name="co82" table:default-cell-style-name="ce30"/>
        <table:table-column table:style-name="co51" table:default-cell-style-name="ce30"/>
        <table:table-column table:style-name="co83" table:default-cell-style-name="ce30"/>
        <table:table-column table:style-name="co84" table:default-cell-style-name="ce30"/>
        <table:table-column table:style-name="co57" table:default-cell-style-name="ce30"/>
        <table:table-column table:style-name="co69" table:default-cell-style-name="ce30"/>
        <table:table-column table:style-name="co85" table:default-cell-style-name="ce30"/>
        <table:table-column table:style-name="co67" table:default-cell-style-name="ce30"/>
        <table:table-column table:style-name="co86" table:default-cell-style-name="ce30"/>
        <table:table-column table:style-name="co87" table:default-cell-style-name="ce30"/>
        <table:table-column table:style-name="co88" table:default-cell-style-name="ce30"/>
        <table:table-column table:style-name="co70" table:default-cell-style-name="ce30"/>
        <table:table-column table:style-name="co89" table:default-cell-style-name="ce30"/>
        <table:table-column table:style-name="co90" table:default-cell-style-name="ce30"/>
        <table:table-column table:style-name="co89" table:default-cell-style-name="ce30"/>
        <table:table-column table:style-name="co91" table:default-cell-style-name="ce30"/>
        <table:table-column table:style-name="co67" table:default-cell-style-name="ce30"/>
        <table:table-column table:style-name="co92" table:default-cell-style-name="ce30"/>
        <table:table-column table:style-name="co57" table:number-columns-repeated="2" table:default-cell-style-name="ce30"/>
        <table:table-column table:style-name="co20" table:number-columns-repeated="976" table:default-cell-style-name="ce3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3" office:value-type="string" calcext:value-type="string">
            <text:p>-1619.18 </text:p>
          </table:table-cell>
          <table:table-cell table:style-name="ce3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3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3" office:value-type="string" calcext:value-type="string">
            <text:p>-1454.78 </text:p>
          </table:table-cell>
          <table:table-cell table:style-name="ce33" office:value-type="string" calcext:value-type="string">
            <text:p>-1197 </text:p>
          </table:table-cell>
          <table:table-cell table:style-name="ce33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3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3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3" office:value-type="string" calcext:value-type="string">
            <text:p>-1467.1</text:p>
          </table:table-cell>
          <table:table-cell table:style-name="ce3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0"/>
        <table:table-column table:style-name="co94" table:default-cell-style-name="ce30"/>
        <table:table-column table:style-name="co95" table:default-cell-style-name="ce30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30"/>
        <table:table-column table:style-name="co94" table:default-cell-style-name="ce30"/>
        <table:table-column table:style-name="co101" table:default-cell-style-name="ce30"/>
        <table:table-column table:style-name="co102" table:number-columns-repeated="2" table:default-cell-style-name="ce30"/>
        <table:table-column table:style-name="co51" table:default-cell-style-name="ce30"/>
        <table:table-column table:style-name="co94" table:default-cell-style-name="ce30"/>
        <table:table-column table:style-name="co102" table:default-cell-style-name="ce30"/>
        <table:table-column table:style-name="co50" table:default-cell-style-name="ce30"/>
        <table:table-column table:style-name="co103" table:default-cell-style-name="ce30"/>
        <table:table-column table:style-name="co104" table:default-cell-style-name="ce30"/>
        <table:table-column table:style-name="co97" table:default-cell-style-name="ce30"/>
        <table:table-column table:style-name="co95" table:default-cell-style-name="ce30"/>
        <table:table-column table:style-name="co103" table:default-cell-style-name="ce30"/>
        <table:table-column table:style-name="co105" table:default-cell-style-name="ce30"/>
        <table:table-column table:style-name="co106" table:default-cell-style-name="ce30"/>
        <table:table-column table:style-name="co103" table:default-cell-style-name="ce30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10" table:default-cell-style-name="ce30"/>
        <table:table-column table:style-name="co103" table:default-cell-style-name="ce30"/>
        <table:table-column table:style-name="co111" table:default-cell-style-name="ce30"/>
        <table:table-column table:style-name="co112" table:number-columns-repeated="2" table:default-cell-style-name="ce30"/>
        <table:table-column table:style-name="co113" table:default-cell-style-name="ce30"/>
        <table:table-column table:style-name="co114" table:default-cell-style-name="ce30"/>
        <table:table-column table:style-name="co96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03" table:number-columns-repeated="2" table:default-cell-style-name="ce30"/>
        <table:table-column table:style-name="co117" table:default-cell-style-name="ce30"/>
        <table:table-column table:style-name="co105" table:default-cell-style-name="ce30"/>
        <table:table-column table:style-name="co98" table:default-cell-style-name="ce30"/>
        <table:table-column table:style-name="co107" table:default-cell-style-name="ce30"/>
        <table:table-column table:style-name="co20" table:number-columns-repeated="979" table:default-cell-style-name="ce3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3" office:value-type="string" calcext:value-type="string">
            <text:p>-28306</text:p>
          </table:table-cell>
          <table:table-cell table:number-columns-repeated="3"/>
          <table:table-cell table:style-name="ce33" office:value-type="string" calcext:value-type="string">
            <text:p>-2278.55</text:p>
          </table:table-cell>
          <table:table-cell/>
          <table:table-cell table:style-name="ce3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3" office:value-type="string" calcext:value-type="string">
            <text:p>-2080.1 </text:p>
          </table:table-cell>
          <table:table-cell table:style-name="ce33" office:value-type="string" calcext:value-type="string">
            <text:p>-1127 </text:p>
          </table:table-cell>
          <table:table-cell table:style-name="ce3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3" office:value-type="string" calcext:value-type="string">
            <text:p>+18024</text:p>
          </table:table-cell>
          <table:table-cell table:style-name="ce3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 style:data-style-name="N2" text:time-value="15:39:29.5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3T15:54:37.143000000</dc:date>
    <meta:editing-duration>P13DT7H45M24S</meta:editing-duration>
    <meta:editing-cycles>5648</meta:editing-cycles>
    <meta:document-statistic meta:table-count="7" meta:cell-count="15509" meta:object-count="0"/>
    <meta:user-defined meta:name="qrichtext">1</meta:user-defined>
  </office:meta>
</office:document-meta>
</file>